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ll Overstreet – Air Force</text:p>
      <text:p text:style-name="Standard"/>
      <text:p text:style-name="Standard">grew up in Clifton Forge, Virginia, went to Charlestown, West Virginia, held a job with the pipeline company. <text:s/></text:p>
      <text:p text:style-name="Standard"/>
      <text:p text:style-name="Standard">Studied Engineering in college (went to school for it) Marsharvian (Spelling?) college </text:p>
      <text:p text:style-name="Standard"/>
      <text:p text:style-name="Standard">once december 7<text:span text:style-name="T1">th</text:span> came along, he decided he had one thing to do, but it was after the draft. <text:s/></text:p>
      <text:p text:style-name="Standard"/>
      <text:p text:style-name="Standard">He got political help, he knew Robert Taft the senator from ohio, he got Overstreet into the army, he trained for a month to be a cadet and then went Santa Anna, California for pre-flight training,</text:p>
      <text:p text:style-name="Standard"/>
      <text:p text:style-name="Standard">he had never flown before, he wanted to try</text:p>
      <text:p text:style-name="Standard"/>
      <text:p text:style-name="Standard">Primary trianing was completed another base in Tolere?, California – a school taught by a a world champion aironotic </text:p>
      <text:p text:style-name="Standard"><text:tab/>they tested people by inverting the plane and turning off the engine and telling the cadets to land the bird</text:p>
      <text:p text:style-name="Standard"/>
      <text:p text:style-name="Standard">well worth it </text:p>
      <text:p text:style-name="Standard"/>
      <text:p text:style-name="Standard">Overstreet was supposed to be a bomber pilot yet he befriended the clerks and he was able to remain a fighter pilot – flew P-40 jet!!!!!, AT-6's</text:p>
      <text:p text:style-name="Standard"/>
      <text:p text:style-name="Standard">once he got his wings he was assigned toi the 357<text:span text:style-name="T1">th</text:span> fighter group</text:p>
      <text:p text:style-name="Standard"><text:tab/>he reported to Hamilton field </text:p>
      <text:p text:style-name="Standard"/>
      <text:p text:style-name="Standard">Bud, Chuck – two of Overstreet's brothers in arms</text:p>
      <text:p text:style-name="Standard"/>
      <text:p text:style-name="Standard">trained in the US until late november in 42 and then the squadron went overseas together</text:p>
      <text:p text:style-name="Standard"/>
      <text:p text:style-name="Standard">he was transferred from Base to Base to start </text:p>
      <text:p text:style-name="Standard"/>
      <text:p text:style-name="Standard">he started with a P-51 fighter </text:p>
      <text:p text:style-name="Standard"><text:tab/>named the Berlin Express </text:p>
      <text:p text:style-name="Standard"/>
      <text:p text:style-name="Standard">Mission:</text:p>
      <text:p text:style-name="Standard"><text:tab/>on his first mission Overstreet lost oxygen in the air and he passed out for 90 minutes </text:p>
      <text:p text:style-name="Standard"><text:tab/><text:tab/>he had to re-fuel, and when he touched down the 4<text:span text:style-name="T1">th</text:span> airforce was fauning over the P-51</text:p>
      <text:p text:style-name="Standard"/>
      <text:p text:style-name="Standard">this formed a friendship</text:p>
      <text:p text:style-name="Standard"><text:tab/>the intellegence officer was also from Overstreet's home town, (two blocks away)</text:p>
      <text:p text:style-name="Standard"><text:tab/>and his repairman was a football teammate in highschool</text:p>
      <text:p text:style-name="Standard"/>
      <text:p text:style-name="Standard">Bomber pilots were being lost too quickly </text:p>
      <text:p text:style-name="Standard"><text:tab/>most did not get to 25 missions </text:p>
      <text:p text:style-name="Standard"/>
      <text:p text:style-name="Standard">shuttle mission to Russia-Italy and back</text:p>
      <text:p text:style-name="Standard"><text:tab/>In Russia he fought the Germans, </text:p>
      <text:p text:style-name="Standard"><text:soft-page-break/><text:tab/> he saw a 539 russian type plane</text:p>
      <text:p text:style-name="Standard"><text:tab/>he could not fly a P-39 given to the USSR even with over 100 hours flying in one</text:p>
      <text:p text:style-name="Standard"/>
      <text:p text:style-name="Standard">beat vodka, </text:p>
      <text:p text:style-name="Standard"><text:s/><text:tab/>Overstreet loved it </text:p>
      <text:p text:style-name="Standard"><text:tab/></text:p>
      <text:p text:style-name="Standard">he ran into Germans in Italy as well, the Luftwaffe was retreating</text:p>
      <text:p text:style-name="Standard"><text:tab/>there was always debauchery when it came to the kill count </text:p>
      <text:p text:style-name="Standard"/>
      <text:p text:style-name="Standard">he witnessed many acts of kindness from the US military </text:p>
      <text:p text:style-name="Standard"><text:tab/>yet learned later the story these acts were not what they seem </text:p>
      <text:p text:style-name="Standard">“That's how history goes”</text:p>
      <text:p text:style-name="Standard"/>
      <text:p text:style-name="Standard">he got back to England and he heard about an invasion in southern france in July 1944</text:p>
      <text:p text:style-name="Standard"/>
      <text:p text:style-name="Standard">He knew generals that could pick sights for bases based on the land </text:p>
      <text:p text:style-name="Standard"><text:tab/>he worked for the OSS</text:p>
      <text:p text:style-name="Standard"><text:tab/><text:tab/>363<text:span text:style-name="T1">rd</text:span> squadron</text:p>
      <text:p text:style-name="Standard"><text:tab/><text:tab/><text:tab/>he was asked to go on a secret mission </text:p>
      <text:p text:style-name="Standard"><text:tab/><text:tab/></text:p>
      <text:p text:style-name="Standard">OSS missions</text:p>
      <text:p text:style-name="Standard"><text:tab/>he flew cover for a B-24 bomber filled with explosives into an enemy position in the mountains </text:p>
      <text:p text:style-name="Standard"><text:tab/>John F. Kennedy's brother Joe lost his life during the mission</text:p>
      <text:p text:style-name="Standard"/>
      <text:p text:style-name="Standard">He would have direct access to the OSS now and he flew under the radar missions in Europe </text:p>
      <text:p text:style-name="Standard"><text:tab/>landing zones set up by underground resistance</text:p>
      <text:p text:style-name="Standard">Overstreet dispatched a train in one mission</text:p>
      <text:p text:style-name="Standard"><text:tab/>debris hit his plane </text:p>
      <text:p text:style-name="Standard"/>
      <text:p text:style-name="Standard">He was taken prisoner by the Germans </text:p>
      <text:p text:style-name="Standard"><text:tab/>the officer knew everything about him, stuff his highschool sweetheart would not know </text:p>
      <text:p text:style-name="Standard"><text:tab/>they put him on a weapon's carrier, for transportation to a prison camp </text:p>
      <text:p text:style-name="Standard"><text:tab/>he knocked out two Nazi soldiers and escaped</text:p>
      <text:p text:style-name="Standard"><text:tab/><text:tab/>he hooked up with the French underground <text:s/></text:p>
      <text:p text:style-name="Standard"/>
      <text:p text:style-name="Standard">Soon he was brought back to Engalnd </text:p>
      <text:p text:style-name="Standard"/>
      <text:p text:style-name="Standard">In another mission he was flying over Berlin with a sinus infection </text:p>
      <text:p text:style-name="Standard"><text:tab/>he could not see for a minute </text:p>
      <text:p text:style-name="Standard"><text:tab/><text:tab/>his firend from basic helped him get back to the base</text:p>
      <text:p text:style-name="Standard">he survived a bullet to the back of his helmet </text:p>
      <text:p text:style-name="Standard"/>
      <text:p text:style-name="Standard"><text:s/>lots of close calls</text:p>
      <text:p text:style-name="Standard"><text:tab/>he flew through a barbwire fence, and the tail got wrapped </text:p>
      <text:p text:style-name="Standard"><text:tab/></text:p>
      <text:p text:style-name="Standard">D-Day</text:p>
      <text:p text:style-name="Standard"><text:tab/>The Squadron took off at 2:00 am and immediately there were clouds everywhere so they had to <text:tab/>lower the altitude </text:p>
      <text:p text:style-name="Standard"><text:tab/>could not see anything until 20,000 feet </text:p>
      <text:p text:style-name="Standard"><text:soft-page-break/><text:tab/>they could not get into a proper formation during this time </text:p>
      <text:p text:style-name="Standard"><text:tab/>8 hour mission without finding an enemy </text:p>
      <text:p text:style-name="Standard"><text:tab/>they attacked any german reinforcements headed for the beach </text:p>
      <text:p text:style-name="Standard"/>
      <text:p text:style-name="Standard">If they ran across an airfield they shot all the planes on the ground </text:p>
      <text:p text:style-name="Standard"/>
      <text:p text:style-name="Standard"/>
      <text:p text:style-name="Standard">Bud Anderson and Chuck Yager </text:p>
      <text:p text:style-name="Standard"><text:tab/>Bud was the perfect Gentlemen </text:p>
      <text:p text:style-name="Standard"><text:tab/><text:tab/>Eddie Simpson was his favorate pilot</text:p>
      <text:p text:style-name="Standard"><text:tab/>Chuck was shot down early on and went through spain</text:p>
      <text:p text:style-name="Standard"><text:tab/><text:tab/>he was a replacment pilot in Britian </text:p>
      <text:p text:style-name="Standard"><text:tab/><text:tab/>years later Yager broke the sound barrier </text:p>
      <text:p text:style-name="Standard"/>
      <text:p text:style-name="Standard">Bud's son Jim has Graduated the Airforce academy </text:p>
      <text:p text:style-name="Standard"><text:tab/></text:p>
      <text:p text:style-name="Standard">everyone had each other's back on a mission</text:p>
      <text:p text:style-name="Standard"><text:tab/>Bud never got hit </text:p>
      <text:p text:style-name="Standard"/>
      <text:p text:style-name="Standard">ground crew a “part of the team”</text:p>
      <text:p text:style-name="Standard"><text:tab/></text:p>
      <text:p text:style-name="Standard">Bud made sure the planes were ready for the mission </text:p>
      <text:p text:style-name="Standard"><text:tab/>the crew did what ever they could to prepare the planes as well </text:p>
      <text:p text:style-name="Standard"/>
      <text:p text:style-name="Standard">He bailed out of the plane 3 times </text:p>
      <text:p text:style-name="Standard"><text:tab/>one in training </text:p>
      <text:p text:style-name="Standard"><text:tab/>one during the mission</text:p>
      <text:p text:style-name="Standard"/>
      <text:p text:style-name="Standard">So many close calls, the planes show this </text:p>
      <text:p text:style-name="Standard"><text:tab/>one comrade came back and was mad at the crew chief</text:p>
      <text:p text:style-name="Standard"><text:tab/><text:tab/>the problem was bullet holes in the parachute </text:p>
      <text:p text:style-name="Standard"/>
      <text:p text:style-name="Standard">one of the toughest was when he ran into a long-nosed 190</text:p>
      <text:p text:style-name="Standard"><text:tab/>the toughest fight he ever ran into </text:p>
      <text:p text:style-name="Standard"><text:tab/>tried everything in the book </text:p>
      <text:p text:style-name="Standard"><text:tab/>he used the “Falling Leaf manuver”</text:p>
      <text:p text:style-name="Standard"/>
      <text:p text:style-name="Standard">you felt sorry for the ones on the ground at D-Day </text:p>
      <text:p text:style-name="Standard"><text:tab/>it looked like it was paved with ships</text:p>
      <text:p text:style-name="Standard"><text:tab/>the shelling was a real issue </text:p>
      <text:p text:style-name="Standard"/>
      <text:p text:style-name="Standard">he had a flight leader in training </text:p>
      <text:p text:style-name="Standard"><text:tab/>Lloyd Hubbard </text:p>
      <text:p text:style-name="Standard"><text:tab/><text:tab/>he was killed on his first mission </text:p>
      <text:p text:style-name="Standard"><text:tab/></text:p>
      <text:p text:style-name="Standard"/>
      <text:p text:style-name="Standard">In the US it was a fun experince </text:p>
      <text:p text:style-name="Standard"><text:tab/>there were two movies being made at the time they were training </text:p>
      <text:p text:style-name="Standard"><text:tab/></text:p>
      <text:p text:style-name="Standard"><text:soft-page-break/>Yager would borrow Overstreet's car to take out a girl </text:p>
      <text:p text:style-name="Standard"><text:tab/>this woman would become Yager's wife and a business partner of Overstreet</text:p>
      <text:p text:style-name="Standard"/>
      <text:p text:style-name="Standard">the K rations were good since the regular food was not that good </text:p>
      <text:p text:style-name="Standard"/>
      <text:p text:style-name="Standard">they did not have much free time </text:p>
      <text:p text:style-name="Standard"><text:tab/></text:p>
      <text:p text:style-name="Standard">Base in britian – one of many fighter bases </text:p>
      <text:p text:style-name="Standard"><text:tab/>raven first</text:p>
      <text:p text:style-name="Standard"><text:tab/>then lyston</text:p>
      <text:p text:style-name="Standard"><text:tab/> </text:p>
      <text:p text:style-name="Standard">getting mail from home is important</text:p>
      <text:p text:style-name="Standard"><text:tab/>never was sent food </text:p>
      <text:p text:style-name="Standard"><text:tab/>any kind of contact from home was necessary</text:p>
      <text:p text:style-name="Standard"/>
      <text:p text:style-name="Standard">he has a painting from a prison camp of planes signed by all the inmates </text:p>
      <text:p text:style-name="Standard"/>
      <text:p text:style-name="Standard">the eifel tower incident </text:p>
      <text:p text:style-name="Standard"/>
      <text:p text:style-name="Standard"><text:tab/>he was escorting bombers, until they chased the Germans away</text:p>
      <text:p text:style-name="Standard"><text:tab/>they they would chase them down, Overstreet fought for a while until they left him over Paris</text:p>
      <text:p text:style-name="Standard"><text:tab/>Overstreet followed him and the enemy dicided to duck under Eifel tower, Overstreet did as <text:tab/>well, then he shot the enemy down afterward </text:p>
      <text:p text:style-name="Standard"/>
      <text:p text:style-name="Standard">he has several records but he never put in a claim </text:p>
      <text:p text:style-name="Standard"><text:tab/></text:p>
      <text:p text:style-name="Standard">that he was lucky enough to be with a good team</text:p>
      <text:p text:style-name="Standard"><text:tab/>that's what counts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5:26:51</meta:creation-date>
    <meta:document-statistic meta:table-count="0" meta:image-count="0" meta:object-count="0" meta:page-count="4" meta:paragraph-count="125" meta:word-count="1077" meta:character-count="5888"/>
    <dc:date>2017-03-09T17:18:22</dc:date>
    <meta:editing-duration>PT4M6S</meta:editing-duration>
    <meta:editing-cycles>1</meta:editing-cycles>
    <meta:generator>OpenOffice.org/3.4.1$Unix OpenOffice.org_project/341m1$Build-9593</meta:generator>
  </office:meta>
</office:document-meta>
</file>